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9000005C51A44A364.jpg" manifest:media-type="image/jpeg"/>
  <manifest:file-entry manifest:full-path="Pictures/10000000000002E5000005C540DAA1D5.jpg" manifest:media-type="image/jpeg"/>
  <manifest:file-entry manifest:full-path="Pictures/100000000000078A000005C50870F913.jpg" manifest:media-type="image/jpeg"/>
  <manifest:file-entry manifest:full-path="Pictures/1000000000000858000005C53ECAF19D.jpg" manifest:media-type="image/jpeg"/>
  <manifest:file-entry manifest:full-path="Pictures/10000000000007E9000005C547788F87.jpg" manifest:media-type="image/jpeg"/>
  <manifest:file-entry manifest:full-path="Pictures/100000000000089F000005C5AB931A1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3" text:anchor-type="paragraph" svg:x="0.049cm" svg:y="11.688cm" svg:width="17cm" svg:height="11.375cm" draw:z-index="1"><draw:image xlink:href="Pictures/100000000000089F000005C5AB931A16.jpg" xlink:type="simple" xlink:show="embed" xlink:actuate="onLoad"/></draw:frame><draw:frame draw:style-name="fr1" draw:name="Bild1" text:anchor-type="paragraph" svg:x="0.049cm" svg:y="0.044cm" svg:width="17cm" svg:height="12.398cm" draw:z-index="0"><draw:image xlink:href="Pictures/10000000000007E9000005C547788F87.jp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Bild2" text:anchor-type="paragraph" svg:x="-0.12cm" svg:y="0.688cm" svg:width="17cm" svg:height="11.755cm" draw:z-index="2"><draw:image xlink:href="Pictures/1000000000000858000005C53ECAF19D.jpg" xlink:type="simple" xlink:show="embed" xlink:actuate="onLoad"/></draw:frame><text:soft-page-break/></text:p>
      <text:p text:style-name="Standard"/>
      <text:p text:style-name="Standard"><draw:frame draw:style-name="fr1" draw:name="Bild4" text:anchor-type="paragraph" svg:x="0.051cm" svg:y="0.494cm" svg:width="17cm" svg:height="13.009cm" draw:z-index="3"><draw:image xlink:href="Pictures/100000000000078A000005C50870F913.jpg" xlink:type="simple" xlink:show="embed" xlink:actuate="onLoad"/></draw:frame></text:p>
      <text:p text:style-name="Standard"><draw:frame draw:style-name="fr1" draw:name="Bild5" text:anchor-type="paragraph" svg:x="1.067cm" svg:y="11.185cm" svg:width="6.384cm" svg:height="12.726cm" draw:z-index="5"><draw:image xlink:href="Pictures/10000000000002E5000005C540DAA1D5.jpg" xlink:type="simple" xlink:show="embed" xlink:actuate="onLoad"/></draw:frame><text:soft-page-break/></text:p>
      <text:p text:style-name="Standard"><draw:frame draw:style-name="fr1" draw:name="Bild6" text:anchor-type="paragraph" svg:x="0.171cm" svg:y="-1.792cm" svg:width="17cm" svg:height="12.206cm" draw:z-index="4"><draw:image xlink:href="Pictures/1000000000000809000005C51A44A36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54:46.915000000</meta:creation-date>
    <dc:date>2015-05-29T00:03:39.307000000</dc:date>
    <meta:editing-duration>PT8M52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4.3.6.2$Windows_x86 LibreOffice_project/d50a87b2e514536ed401c18000dad4660b6a169e</meta:generator>
  </office:meta>
</office:document-meta>
</file>